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2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9.24mm" fo:break-before="auto" style:use-optimal-row-height="false"/>
    </style:style>
    <style:style style:name="ro3" style:family="table-row">
      <style:table-row-properties style:row-height="8.98mm" fo:break-before="auto" style:use-optimal-row-height="false"/>
    </style:style>
    <style:style style:name="ro4" style:family="table-row">
      <style:table-row-properties style:row-height="9.77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2" office:value-type="string" calcext:value-type="string">
            <text:p><text:s/>dfs moves</text:p>
          </table:table-cell>
          <table:table-cell table:style-name="ce2" office:value-type="string" calcext:value-type="string">
            <text:p>dfs time</text:p>
          </table:table-cell>
          <table:table-cell table:style-name="ce2" office:value-type="string" calcext:value-type="string">
            <text:p>dfs bytes</text:p>
          </table:table-cell>
          <table:table-cell table:style-name="ce2" office:value-type="string" calcext:value-type="string">
            <text:p><text:s/>bfs moves</text:p>
          </table:table-cell>
          <table:table-cell table:style-name="ce2" office:value-type="string" calcext:value-type="string">
            <text:p>bfs time</text:p>
          </table:table-cell>
          <table:table-cell table:style-name="ce2" office:value-type="string" calcext:value-type="string">
            <text:p>bfs bytes</text:p>
          </table:table-cell>
          <table:table-cell table:style-name="ce2" office:value-type="string" calcext:value-type="string">
            <text:p><text:s/>ucs move</text:p>
          </table:table-cell>
          <table:table-cell table:style-name="ce2" office:value-type="string" calcext:value-type="string">
            <text:p>ucs cost</text:p>
          </table:table-cell>
          <table:table-cell table:style-name="ce2" office:value-type="string" calcext:value-type="string">
            <text:p>ucs bytes</text:p>
          </table:table-cell>
          <table:table-cell table:style-name="ce2" office:value-type="string" calcext:value-type="string">
            <text:p><text:s/>bds move</text:p>
          </table:table-cell>
          <table:table-cell table:style-name="ce2" office:value-type="string" calcext:value-type="string">
            <text:p>bds time</text:p>
          </table:table-cell>
          <table:table-cell table:style-name="ce2" office:value-type="string" calcext:value-type="string">
            <text:p>bds bytes</text:p>
          </table:table-cell>
          <table:table-cell table:style-name="ce2"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1 2 3 4 5 0 6 7 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00255298615" calcext:value-type="float">
            <text:p>4.0025529862</text:p>
          </table:table-cell>
          <table:table-cell office:value-type="float" office:value="9692" calcext:value-type="float">
            <text:p>969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259469" calcext:value-type="float">
            <text:p>3.259469</text:p>
          </table:table-cell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 2 3 4 0 5 6 7 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3.5666689873" calcext:value-type="float">
            <text:p>53.5666689873</text:p>
          </table:table-cell>
          <table:table-cell office:value-type="float" office:value="11908" calcext:value-type="float">
            <text:p>1190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153914" calcext:value-type="float">
            <text:p>3.153914</text:p>
          </table:table-cell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1 3 4 5 0 6 7 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4 3 1 2 0 5 6 7 8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 2 3 0 5 4 6 7 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4 5 6 7 8 1 0 2 3 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 2 3 6 7 8 4 5 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6.42909" calcext:value-type="float">
            <text:p>26.42909</text:p>
          </table:table-cell>
          <table:table-cell office:value-type="float" office:value="7288" calcext:value-type="float">
            <text:p>728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49352" calcext:value-type="float">
            <text:p>3.49352</text:p>
          </table:table-cell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2 3 0 4 5 6 7 8 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6.59279" calcext:value-type="float">
            <text:p>26.59279</text:p>
          </table:table-cell>
          <table:table-cell office:value-type="float" office:value="14724" calcext:value-type="float">
            <text:p>1472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13084" calcext:value-type="float">
            <text:p>3.13084</text:p>
          </table:table-cell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 2 3 6 7 8 4 0 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02668" calcext:value-type="float">
            <text:p>3.02668</text:p>
          </table:table-cell>
          <table:table-cell office:value-type="float" office:value="7132" calcext:value-type="float">
            <text:p>713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277" calcext:value-type="float">
            <text:p>7.277</text:p>
          </table:table-cell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0 2 3 4 5 6 7 8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1 8 2 3 4 5 6 0 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 2 3 4 0 8 5 6 7 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1 0 2 3 4 5 6 7 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 2 3 4 5 6 7 8 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0882" calcext:value-type="float">
            <text:p>2.50882</text:p>
          </table:table-cell>
          <table:table-cell office:value-type="float" office:value="6848" calcext:value-type="float">
            <text:p>6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992" calcext:value-type="float">
            <text:p>2.5992</text:p>
          </table:table-cell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 2 3 5 4 0 6 7 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1 2 4 3 5 6 7 8 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 2 3 7 8 0 4 5 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1 2 3 7 0 8 6 4 5 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1:50:06.970888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09:00.010800674</meta:creation-date>
    <dc:date>2017-01-18T12:49:35.531437875</dc:date>
    <meta:editing-duration>PT21M46S</meta:editing-duration>
    <meta:editing-cycles>2</meta:editing-cycles>
    <meta:generator>LibreOffice/5.0.6.2$Linux_X86_64 LibreOffice_project/00m0$Build-2</meta:generator>
    <meta:document-statistic meta:table-count="1" meta:cell-count="79" meta:object-count="0"/>
  </office:meta>
</office:document-meta>
</file>